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a933"/>
    </style:style>
    <style:style style:name="ce18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 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09:58:17.868399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18T09:59:25.876451585</dc:date>
    <meta:editing-duration>PT5H55M7S</meta:editing-duration>
    <meta:editing-cycles>26</meta:editing-cycles>
    <meta:generator>LibreOffice/6.4.7.2$Linux_X86_64 LibreOffice_project/40$Build-2</meta:generator>
    <meta:document-statistic meta:table-count="1" meta:cell-count="132" meta:object-count="0"/>
  </office:meta>
</office:document-meta>
</file>